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background-color="#00FF00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background-color="#00FF00"/>
    </style:style>
    <style:style style:name="P5" style:parent-style-name="ListParagraph" style:list-style-name="LFO1" style:family="paragraph">
      <style:text-properties fo:background-color="#FFFF00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4" style:family="paragraph"/>
    <style:style style:name="P10" style:parent-style-name="ListParagraph" style:list-style-name="LFO4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3" style:family="paragraph"/>
  </office:automatic-styles>
  <office:body>
    <office:text text:use-soft-page-breaks="true">
      <text:p text:style-name="P1">07-05-19 Test Devlog</text:p>
      <text:list text:style-name="LFO1" text:continue-numbering="true">
        <text:list-item>
          <text:p text:style-name="P2">Power Control system does not print the correct interval time to the serial monitor.</text:p>
          <text:list text:continue-numbering="true">
            <text:list-item>
              <text:p text:style-name="P3"><text:span text:style-name="T4">Bug in the serial monitor system prevented the number from being printed properly. Works fine</text:span>.</text:p>
            </text:list-item>
          </text:list>
        </text:list-item>
        <text:list-item>
          <text:p text:style-name="P5">Remove multiple eeprom<text:s/>read/write locations because it is too complex</text:p>
        </text:list-item>
        <text:list-item>
          <text:p text:style-name="P6">MAINPROGT2 for Julian to carry out., waiting for the pin spreadsheet.</text:p>
        </text:list-item>
        <text:list-item>
          <text:p text:style-name="P7">Satellite and ground station go out of sync for around 5 seconds after the RTTY transmit.</text:p>
        </text:list-item>
        <text:list-item>
          <text:p text:style-name="P8">It is possible to receive a pong command and transmit a ping command in the same sketch but it has a low probability of being received.</text:p>
        </text:list-item>
      </text:list>
      <text:p text:style-name="Normal"/>
      <text:list text:style-name="LFO4" text:continue-numbering="true">
        <text:list-item>
          <text:p text:style-name="P9">The demonstration electronics does not receive the power information packet.</text:p>
        </text:list-item>
        <text:list-item>
          <text:p text:style-name="P10">The demonstration ground station does not receive both the FOSSASAT-15 packet and the FOSSASAT-19 packet when both are being sent.</text:p>
          <text:list text:continue-numbering="true">
            <text:list-item>
              <text:p text:style-name="P11">Put a delay between the power information transmission and the other transmission cycles.</text:p>
              <text:list text:continue-numbering="true">
                <text:list-item>
                  <text:p text:style-name="P12">No effect</text:p>
                </text:list-item>
              </text:list>
            </text:list-item>
            <text:list-item>
              <text:p text:style-name="P13">Implemented a 1 second delay between transmission of power information and communications system</text:p>
            </text:list-item>
          </text:list>
        </text:list-item>
        <text:list-item>
          <text:p text:style-name="P14">There might be an internal delay with the interrupt service routine.</text:p>
        </text:list-item>
      </text:list>
      <text:p text:style-name="Normal"/>
      <text:list text:style-name="LFO2" text:continue-numbering="true">
        <text:list-item>
          <text:p text:style-name="P15">Leaving the satellite ground station running for about 10 minutes to ensure the screen updates correctly.</text:p>
        </text:list-item>
        <text:list-item>
          <text:p text:style-name="P16">As long as the transmissions to the satellite are received correctly, the response is not critical<text:s/>since the system information packet should describe its status.</text:p>
          <text:list text:continue-numbering="true">
            <text:list-item>
              <text:p text:style-name="P17">Alternatively,<text:s/>we can loop and transmit a response packet X amount of times.</text:p>
            </text:list-item>
          </text:list>
        </text:list-item>
      </text:list>
      <text:p text:style-name="Normal"/>
      <text:list text:style-name="LFO3" text:continue-numbering="true">
        <text:list-item>
          <text:p text:style-name="P18">Talking to<text:s/>Julian<text:s/>about the low probability of receiving an individual packe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fals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538135" fo:letter-spacing="0.0069in" fo:font-size="11pt" style:font-size-asian="11pt" style:font-size-complex="11pt"/>
    </style:style>
    <style:style style:name="Heading6Char" style:display-name="Heading 6 Char" style:family="text" style:parent-style-name="DefaultParagraphFont">
      <style:text-properties fo:font-variant="small-caps" fo:color="#70AD47" fo:letter-spacing="0.0034in" fo:font-size="11pt" style:font-size-asian="11pt" style:font-size-complex="11pt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variant="small-caps" fo:color="#70AD47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fo:font-variant="small-caps" fo:color="#262626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libri Ligh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/>
    </style:style>
    <style:style style:name="Strong" style:display-name="Strong" style:family="text">
      <style:text-properties fo:font-weight="bold" style:font-weight-asian="bold" style:font-weight-complex="bold" fo:color="#70AD47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SubtleReference" style:display-name="Subtle Reference" style:family="text">
      <style:text-properties fo:font-weight="bold" style:font-weight-asian="bold" style:font-weight-complex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libri Light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Bamford</meta:initial-creator>
    <dc:creator>Richard Bamford</dc:creator>
    <meta:creation-date>2019-05-07T08:09:00Z</meta:creation-date>
    <dc:date>2019-05-07T12:28:00Z</dc:date>
    <meta:template xlink:href="Normal.dotm" xlink:type="simple"/>
    <meta:editing-cycles>31</meta:editing-cycles>
    <meta:editing-duration>PT2400S</meta:editing-duration>
    <meta:document-statistic meta:page-count="1" meta:paragraph-count="2" meta:word-count="219" meta:character-count="1467" meta:row-count="10" meta:non-whitespace-character-count="1250"/>
  </office:meta>
</office:document-meta>
</file>